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15.422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12.2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exx_video_adapter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Vendor URL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CART-F</text:p>
          </table:table-cell>
          <table:table-cell office:value-type="string" calcext:value-type="string">
            <text:p>SCART-17</text:p>
          </table:table-cell>
          <table:table-cell office:value-type="string" calcext:value-type="string">
            <text:p><text:a xlink:href="https://www.tme.eu/en/details/scart-17/euro-hdmi-connectors/ninigi/" xlink:type="simple">https://www.tme.eu/en/details/scart-17/euro-hdmi-connectors/ninigi/</text:a>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CJ-022</text:p>
          </table:table-cell>
          <table:table-cell office:value-type="string" calcext:value-type="string">
            <text:p><text:a xlink:href="https://www.digikey.fi/en/products/detail/cui-devices/RCJ-022/408494" xlink:type="simple">https://www.digikey.fi/en/products/detail/cui-devices/RCJ-022/408494</text:a>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CJ-026</text:p>
          </table:table-cell>
          <table:table-cell office:value-type="string" calcext:value-type="string">
            <text:p><text:a xlink:href="https://www.digikey.fi/en/products/detail/cui-devices/RCJ-026/408498" xlink:type="simple">https://www.digikey.fi/en/products/detail/cui-devices/RCJ-026/408498</text:a>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CJ-025</text:p>
          </table:table-cell>
          <table:table-cell office:value-type="string" calcext:value-type="string">
            <text:p><text:a xlink:href="https://www.digikey.fi/en/products/detail/cui-devices/RCJ-025/408497" xlink:type="simple">https://www.digikey.fi/en/products/detail/cui-devices/RCJ-025/408497</text:a>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SJ1-3533NG</text:p>
          </table:table-cell>
          <table:table-cell office:value-type="string" calcext:value-type="string">
            <text:p><text:a xlink:href="https://www.digikey.fi/en/products/detail/cui-devices/SJ1-3533NG/738701" xlink:type="simple">https://www.digikey.fi/en/products/detail/cui-devices/SJ1-3533NG/738701</text:a>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B15_Female_HighDensity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<text:a xlink:href="https://www.digikey.fi/en/products/detail/amphenol-cs-fci/ICD15S13E4GV00LF/1536418" xlink:type="simple">https://www.digikey.fi/en/products/detail/amphenol-cs-fci/ICD15S13E4GV00LF/1536418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1T00:52:16.328610953</dc:date>
    <meta:editing-duration>PT9M9S</meta:editing-duration>
    <meta:editing-cycles>1</meta:editing-cycles>
    <meta:document-statistic meta:table-count="1" meta:cell-count="35" meta:object-count="0"/>
    <meta:generator>LibreOffice/7.3.3.2$Linux_X86_64 LibreOffice_project/30$Build-2</meta:generator>
  </office:meta>
</office:document-meta>
</file>